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officeooo:rsid="0033b790" officeooo:paragraph-rsid="0059a9c8" style:font-size-asian="12pt" style:font-style-asian="normal" style:font-size-complex="12pt" style:font-style-complex="normal"/>
    </style:style>
    <style:style style:name="P2" style:family="paragraph" style:parent-style-name="Standard" style:list-style-name="L1">
      <style:text-properties style:font-name="Liberation Serif" fo:font-size="12pt" fo:font-style="normal" officeooo:rsid="004bf6d8" officeooo:paragraph-rsid="0059a9c8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style:font-name="Liberation Serif" fo:font-size="12pt" fo:font-style="normal" officeooo:rsid="004e6968" officeooo:paragraph-rsid="0059a9c8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52de2a" officeooo:paragraph-rsid="0059a9c8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rsid="00576872" officeooo:paragraph-rsid="0059a9c8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5b75fb" officeooo:paragraph-rsid="005b75fb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5f4874" officeooo:paragraph-rsid="005f4874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62a80d" officeooo:paragraph-rsid="00644713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644713" officeooo:paragraph-rsid="00644713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officeooo:paragraph-rsid="0059a9c8"/>
    </style:style>
    <style:style style:name="P11" style:family="paragraph" style:parent-style-name="Standard" style:list-style-name="L1">
      <style:text-properties officeooo:paragraph-rsid="00604018"/>
    </style:style>
    <style:style style:name="P12" style:family="paragraph" style:parent-style-name="Standard" style:list-style-name="L1">
      <style:text-properties officeooo:rsid="004e6968" officeooo:paragraph-rsid="0059a9c8"/>
    </style:style>
    <style:style style:name="P13" style:family="paragraph" style:parent-style-name="Standard">
      <style:text-properties fo:font-style="italic" officeooo:rsid="001ef2c3" officeooo:paragraph-rsid="0059a9c8" style:font-style-asian="italic" style:font-style-complex="italic"/>
    </style:style>
    <style:style style:name="P14" style:family="paragraph" style:parent-style-name="Standard" style:list-style-name="L1">
      <style:text-properties officeooo:rsid="005d6bc3" officeooo:paragraph-rsid="005d6bc3"/>
    </style:style>
    <style:style style:name="P15" style:family="paragraph" style:parent-style-name="Standard" style:list-style-name="L1">
      <style:text-properties officeooo:rsid="00608d0a" officeooo:paragraph-rsid="00608d0a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officeooo:rsid="00559577" style:font-size-asian="12pt" style:font-size-complex="12pt"/>
    </style:style>
    <style:style style:name="T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4bf6d8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4ba607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4da877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4e6968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501184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520543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52de2a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5f4874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604018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italic" officeooo:rsid="00604018" style:font-size-asian="12pt" style:font-style-asian="italic" style:font-size-complex="12pt" style:font-style-complex="italic"/>
    </style:style>
    <style:style style:name="T15" style:family="text">
      <style:text-properties officeooo:rsid="0047d09a"/>
    </style:style>
    <style:style style:name="T16" style:family="text">
      <style:text-properties officeooo:rsid="005f4874"/>
    </style:style>
    <style:style style:name="T17" style:family="text">
      <style:text-properties officeooo:rsid="00644713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22</text:span><text:span text:style-name="T1"> </text:span><text:span text:style-name="T2">Feb</text:span><text:span text:style-name="T1"> 2016 – </text:span><text:span text:style-name="T2">Monday</text:span></text:p>
      <text:p text:style-name="P1"/>
      <text:p text:style-name="P5">Scope and stuff?</text:p>
      <text:p text:style-name="P1"/>
      <text:list xml:id="list2094918971728826834" text:style-name="L1">
        <text:list-item>
          <text:p text:style-name="P10"><text:span text:style-name="T8">Variable b</text:span><text:span text:style-name="T6">inding</text:span></text:p>
          <text:list>
            <text:list-item>
              <text:p text:style-name="P12"><text:span text:style-name="T5">A</text:span><text:span text:style-name="T4">ssigning a name, address, type, and value to a variable</text:span></text:p>
            </text:list-item>
            <text:list-item>
              <text:p text:style-name="P10"><text:span text:style-name="T6">Static – occurs before runtime; </text:span><text:span text:style-name="T9">e.g., Java</text:span></text:p>
            </text:list-item>
            <text:list-item>
              <text:p text:style-name="P10"><text:span text:style-name="T6">Dynamic – occurs at/during runtime; </text:span><text:span text:style-name="T10">can change at anytime;</text:span><text:span text:style-name="T6"> </text:span><text:span text:style-name="T9">e.g., Python</text:span></text:p>
            </text:list-item>
          </text:list>
        </text:list-item>
        <text:list-item>
          <text:p text:style-name="P10"><text:span text:style-name="T5">Scope – </text:span><text:span text:style-name="T7">the collection of statements which can access the name's binding; i.e., </text:span><text:span text:style-name="T5">where in the program can you see that the variable exists?</text:span></text:p>
          <text:list>
            <text:list-item>
              <text:p text:style-name="P14"><text:span text:style-name="T5">G</text:span><text:span text:style-name="T4">lobal – every part of the program can access the variable/</text:span><text:span text:style-name="T12">function</text:span></text:p>
            </text:list-item>
            <text:list-item>
              <text:p text:style-name="P14"><text:span text:style-name="T4">Local – only a part of the program can access the variable/</text:span><text:span text:style-name="T12">function</text:span></text:p>
            </text:list-item>
            <text:list-item>
              <text:p text:style-name="P2">Static – binding names to declarations</text:p>
            </text:list-item>
            <text:list-item>
              <text:p text:style-name="P11"><text:span text:style-name="T5">Dynamic</text:span></text:p>
              <text:list>
                <text:list-item>
                  <text:p text:style-name="P11"><text:span text:style-name="T13">depends on the programs execution history</text:span></text:p>
                </text:list-item>
                <text:list-item>
                  <text:p text:style-name="P11"><text:span text:style-name="T13">Generally not used bc to complicated to keep track of stuff</text:span></text:p>
                </text:list-item>
                <text:list-item>
                  <text:p text:style-name="P11"><text:span text:style-name="T13">...except Perl, but you have to tell it to be dynamic by putting </text:span><text:span text:style-name="T14">my</text:span><text:span text:style-name="T13"> in front of the name</text:span></text:p>
                </text:list-item>
              </text:list>
            </text:list-item>
            <text:list-item>
              <text:p text:style-name="P12"><text:span text:style-name="T7">N</text:span><text:span text:style-name="T4">ested</text:span></text:p>
              <text:list>
                <text:list-item>
                  <text:p text:style-name="P15"><text:span text:style-name="T4">Visibility – a name declared in an inner scope “hides” a variable with the scrop named in an outer scope</text:span></text:p>
                </text:list-item>
                <text:list-item>
                  <text:p text:style-name="P3">Can go from larger to smaller, but not from smaller to larger</text:p>
                </text:list-item>
                <text:list-item>
                  <text:p text:style-name="P3">e.g., Java: a for loop can use the variables from the function its written in, but the function cannot use the for loop's variables</text:p>
                </text:list-item>
              </text:list>
            </text:list-item>
          </text:list>
        </text:list-item>
        <text:list-item>
          <text:p text:style-name="P10"><text:span text:style-name="T9">“</text:span><text:span text:style-name="T11">No forward reference”</text:span></text:p>
          <text:list>
            <text:list-item>
              <text:p text:style-name="P4">Rule that prevents you from referencing a variable before creating it</text:p>
            </text:list-item>
            <text:list-item>
              <text:p text:style-name="P4"><text:span text:style-name="T15">Applies to functions – must be written before main, e.g., in C, Python</text:span></text:p>
            </text:list-item>
          </text:list>
        </text:list-item>
        <text:list-item>
          <text:p text:style-name="P6">Symbol table</text:p>
          <text:list>
            <text:list-item>
              <text:p text:style-name="P6"><text:span text:style-name="T16">A dictionary/key-value map/hashtable that k</text:span>eeps track of all the variable names, types, and locations in memory</text:p>
            </text:list-item>
            <text:list-item>
              <text:p text:style-name="P7">A collection of symbol tables is stored in a stack to keep track of what's global or local</text:p>
            </text:list-item>
            <text:list-item>
              <text:p text:style-name="P6">Semantics, not syntax</text:p>
            </text:list-item>
          </text:list>
        </text:list-item>
        <text:list-item>
          <text:p text:style-name="P8"><text:span text:style-name="T17">Overloading – allows reusing function</text:span> names <text:span text:style-name="T17">as long as the number/types of inputs are different</text:span></text:p>
        </text:list-item>
        <text:list-item>
          <text:p text:style-name="P9">Lifetime – time interval during which the variable is allocated mem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29T09:55:31.185624000</dc:date>
    <meta:editing-duration>PT5H15M59S</meta:editing-duration>
    <meta:editing-cycles>44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27" meta:word-count="291" meta:character-count="1643" meta:non-whitespace-character-count="1393"/>
  </office:meta>
</office:document-meta>
</file>